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vertical-align="middle" draw:auto-grow-height="true" fo:min-height="2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4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6" style:family="graphic" style:parent-style-name="objectwithoutfill">
      <style:graphic-properties svg:stroke-width="0.1cm" svg:stroke-color="#9900ff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9900ff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99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10" style:family="graphic" style:parent-style-name="objectwithoutfill">
      <style:graphic-properties svg:stroke-width="0.1cm" svg:stroke-color="#9900ff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_20__28_var_29_" svg:stroke-width="0.1cm" svg:stroke-color="#9900ff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99" draw:marker-start-width="0.5cm" draw:marker-end-width="0.5cm" draw:fill-color="#dddddd" draw:textarea-horizontal-align="justify" draw:textarea-vertical-align="middle" draw:auto-grow-height="false" fo:min-height="0cm" fo:min-width="0cm" fo:padding-top="0.1cm" fo:padding-bottom="0.2cm" fo:padding-left="0.3cm" fo:padding-right="0.3cm" fo:wrap-option="wrap"/>
    </style:style>
    <style:style style:name="gr13" style:family="graphic" style:parent-style-name="standard">
      <style:graphic-properties svg:stroke-width="0.1cm" svg:stroke-color="#000099" draw:marker-start-width="0.515cm" draw:marker-end-width="0.515cm" draw:fill-color="#cccccc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14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99" draw:marker-start-width="0.5cm" draw:marker-end-width="0.5cm" draw:fill-color="#ccffff" draw:auto-grow-height="false" fo:min-height="0.05cm" fo:padding-top="0.1cm" fo:padding-bottom="0.2cm" fo:padding-left="0.1cm" fo:padding-right="0.1cm"/>
    </style:style>
    <style:style style:name="gr16" style:family="graphic" style:parent-style-name="standard">
      <style:graphic-properties svg:stroke-width="0.1cm" svg:stroke-color="#193300" draw:marker-start-width="0.515cm" draw:marker-end-width="0.515cm" draw:fill-color="#ccffcc" draw:auto-grow-height="false" fo:min-height="0.347cm" fo:padding-top="0.1cm" fo:padding-bottom="0.2cm" fo:padding-left="0.1cm" fo:padding-right="0.1cm"/>
    </style:style>
    <style:style style:name="gr17" style:family="graphic" style:parent-style-name="objectwithoutfill">
      <style:graphic-properties svg:stroke-width="0.05cm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193300" draw:marker-start-width="0.5cm" draw:marker-end-width="0.5cm" draw:fill-color="#ccffcc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20" style:family="graphic" style:parent-style-name="standard">
      <style:graphic-properties svg:stroke-width="0.1cm" svg:stroke-color="#990000" draw:marker-start-width="0.5cm" draw:marker-end-width="0.5cm" draw:fill-color="#ffcccc" draw:textarea-horizontal-align="left" draw:textarea-vertical-align="top" draw:auto-grow-height="false" fo:min-height="0.05cm" fo:padding-top="0.1cm" fo:padding-bottom="0.2cm" fo:padding-left="0.1cm" fo:padding-right="0.1cm"/>
    </style:style>
    <style:style style:name="gr21" style:family="graphic" style:parent-style-name="standard">
      <style:graphic-properties svg:stroke-width="0.1cm" svg:stroke-color="#000099" draw:marker-start-width="0.5cm" draw:marker-end-width="0.5cm" draw:fill-color="#ccffff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22" style:family="graphic" style:parent-style-name="standard">
      <style:graphic-properties draw:stroke="solid" draw:stroke-dash="Fine_20_Dashed_20__28_var_29_" svg:stroke-width="0.1cm" svg:stroke-color="#000099" draw:marker-start-width="0.5cm" draw:marker-end-width="0.5cm" draw:fill-color="#dddddd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23" style:family="graphic" style:parent-style-name="standard">
      <style:graphic-properties svg:stroke-width="0.1cm" svg:stroke-color="#990000" draw:marker-start-width="0.5cm" draw:marker-end-width="0.5cm" draw:fill-color="#ffcccc" draw:textarea-horizontal-align="left" draw:auto-grow-height="false" fo:min-height="0.05cm" fo:padding-top="0.1cm" fo:padding-bottom="0.2cm" fo:padding-left="0.1cm" fo:padding-right="0.1cm"/>
    </style:style>
    <style:style style:name="gr24" style:family="graphic" style:parent-style-name="objectwithoutfill">
      <style:graphic-properties svg:stroke-width="0.05cm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ashed_20__28_var_29_"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99" fo:font-family="Constantia" style:font-style-name="Bold" style:font-family-generic="roman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20pt"/>
    </style:style>
    <style:style style:name="P10" style:family="paragraph">
      <style:paragraph-properties fo:text-align="center"/>
      <style:text-properties fo:color="#000000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color="#000099" fo:font-family="'Courier New'" style:font-family-generic="modern" style:font-pitch="fix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P15" style:family="paragraph">
      <style:paragraph-properties fo:text-align="start"/>
      <style:text-properties fo:font-size="8pt" style:font-size-asian="8pt" style:font-size-complex="8pt"/>
    </style:style>
    <style:style style:name="P16" style:family="paragraph">
      <style:paragraph-properties fo:text-align="start"/>
      <style:text-properties fo:color="#000099" fo:font-family="'Courrier New'" style:font-style-name="Normal" fo:font-size="8pt" fo:font-weight="bold" style:font-size-asian="8pt" style:font-size-complex="8pt"/>
    </style:style>
    <style:style style:name="P17" style:family="paragraph">
      <style:paragraph-properties fo:text-align="start"/>
      <style:text-properties fo:color="#193300" fo:font-family="'Courrier New'" style:font-style-name="Normal" fo:font-size="8pt" fo:font-weight="bold" style:font-size-asian="8pt" style:font-size-complex="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color="#193300" fo:font-family="'Courier New'" style:font-family-generic="modern" style:font-pitch="fix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0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21" style:family="paragraph">
      <style:paragraph-properties fo:text-align="center"/>
      <style:text-properties fo:color="#000099" fo:font-family="'Courier New'" style:font-family-generic="modern" style:font-pitch="fix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2" style:family="paragraph">
      <style:paragraph-properties fo:text-align="start"/>
      <style:text-properties fo:color="#000099" fo:font-family="'Courier New'" style:font-family-generic="modern" style:font-pitch="fixed"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fo:color="#000099" fo:font-family="Constancia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color="#000099" fo:font-family="'Courrier New'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color="#000099" fo:font-family="'Courrier New'" style:font-style-name="Normal" fo:font-size="12pt" style:text-underline-style="solid" style:text-underline-width="auto" style:text-underline-color="font-color" fo:font-weight="bold" style:font-size-asian="12pt" style:font-size-complex="12pt"/>
    </style:style>
    <style:style style:name="T9" style:family="text">
      <style:text-properties fo:color="#000099" fo:font-family="'Courrier New'" style:font-style-name="Normal" fo:font-size="8pt" fo:font-weight="bold" style:font-size-asian="8pt" style:font-size-complex="8pt"/>
    </style:style>
    <style:style style:name="T10" style:family="text">
      <style:text-properties fo:color="#193300" fo:font-family="'Courrier New'" style:font-style-name="Normal" fo:font-size="8pt" fo:font-weight="bold" style:font-size-asian="8pt" style:font-size-complex="8pt"/>
    </style:style>
    <style:style style:name="T11" style:family="text">
      <style:text-properties fo:color="#193300" fo:font-family="'Courrier New'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2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13" style:family="text">
      <style:text-properties fo:color="#000099" fo:font-family="'Courrier New'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fo:color="#000099" fo:font-family="'Courrier New'" fo:font-size="8pt" style:text-underline-style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4cm" svg:height="2.63cm" svg:x="0.3cm" svg:y="0.37cm">
          <draw:text-box>
            <text:p text:style-name="P1"><text:span text:style-name="T1">Projet : Bureau de recrutement</text:span></text:p>
          </draw:text-box>
        </draw:frame>
        <draw:frame draw:style-name="gr1" draw:text-style-name="P3" draw:layer="layout" svg:width="27.4cm" svg:height="2.63cm" svg:x="0.3cm" svg:y="6.07cm">
          <draw:text-box>
            <text:p text:style-name="P1"><text:span text:style-name="T2">Architecture de l'application</text:span></text:p>
          </draw:text-box>
        </draw:frame>
      </draw:page>
      <draw:page draw:name="page2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1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Introduction :</text:span></text:p>
          </draw:text-box>
        </draw:frame>
        <draw:frame draw:style-name="gr3" draw:text-style-name="P7" draw:layer="layout" svg:width="27.4cm" svg:height="18.2cm" svg:x="0.3cm" svg:y="2.5cm">
          <draw:text-box>
            <text:p text:style-name="P6"><text:span text:style-name="T5">Ce document décrit la communication entre le client et le serveur :</text:span></text:p>
            <text:p text:style-name="P6"><text:span text:style-name="T5"/></text:p>
            <text:p text:style-name="P6"><text:span text:style-name="T5">Les diapositives suivantes décrivent en détails le chemin suivi par :</text:span></text:p>
            <text:list text:style-name="L2">
              <text:list-item>
                <text:p text:style-name="P6"><text:span text:style-name="T5">les requêtes HTTP </text:span></text:p>
              </text:list-item>
              <text:list-item>
                <text:p text:style-name="P6"><text:span text:style-name="T5">les réponses HTML</text:span></text:p>
              </text:list-item>
            </text:list>
            <text:p text:style-name="P6"><text:span text:style-name="T5"/></text:p>
          </draw:text-box>
        </draw:frame>
      </draw:page>
      <draw:page draw:name="page3" draw:style-name="dp1" draw:master-page-name="Standard">
        <draw:frame draw:style-name="gr4" draw:text-style-name="P8" draw:layer="layout" svg:width="27.4cm" svg:height="18.2cm" svg:x="0.3cm" svg:y="2.5cm">
          <draw:text-box>
            <text:p/>
          </draw:text-box>
        </draw:frame>
        <draw:frame draw:style-name="gr2" draw:text-style-name="P4" draw:layer="layout" svg:width="6.5cm" svg:height="1.9cm" svg:x="0.3cm" svg:y="0.4cm">
          <draw:text-box>
            <text:p text:style-name="P9"><text:span text:style-name="T3">[ 02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9"><text:span text:style-name="T4">Ordinateur Client</text:span></text:p>
          </draw:text-box>
        </draw:frame>
        <draw:custom-shape draw:style-name="gr5" draw:text-style-name="P10" draw:layer="layout" svg:width="14cm" svg:height="8cm" svg:x="13cm" svg:y="3cm">
          <text:p text:style-name="P10"><text:span text:style-name="T6">Navigateur Web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1" draw:layer="layout" svg:width="10cm" svg:height="2cm" svg:x="2cm" svg:y="18cm">
          <text:p text:style-name="P11"><text:span text:style-name="T6">Carte Résea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2cm" svg:y1="18.9cm" svg:x2="0.1cm" svg:y2="18.9cm">
          <text:p/>
        </draw:line>
        <draw:line draw:style-name="gr7" draw:text-style-name="P1" draw:layer="layout" svg:x1="2cm" svg:y1="19.6cm" svg:x2="0.1cm" svg:y2="19.6cm">
          <text:p/>
        </draw:line>
        <draw:custom-shape draw:style-name="gr5" draw:text-style-name="P11" draw:layer="layout" svg:width="10cm" svg:height="1.999cm" svg:x="2cm" svg:y="15.001cm">
          <text:p text:style-name="P11"><text:span text:style-name="T6">Couche d'abstraction matériel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0.7cm" svg:y1="16.6cm" svg:x2="0.7cm" svg:y2="18.4cm">
          <text:p/>
        </draw:line>
        <draw:custom-shape draw:style-name="gr9" draw:text-style-name="P12" draw:layer="layout" svg:width="6cm" svg:height="0.8cm" svg:x="3cm" svg:y="16cm">
          <text:p text:style-name="P12"><text:span text:style-name="T7">Port 1038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1" draw:layer="layout" svg:width="10cm" svg:height="2.299cm" svg:x="2cm" svg:y="12.001cm">
          <text:p text:style-name="P11"><text:span text:style-name="T6">Système d'exploitation</text:span></text:p>
          <text:p text:style-name="P11"><text:span text:style-name="T6">(Windows 7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1" draw:layer="layout" svg:x1="3cm" svg:y1="16.625cm" svg:x2="0.7cm" svg:y2="16.6cm">
          <text:p/>
        </draw:line>
        <draw:line draw:style-name="gr10" draw:text-style-name="P1" draw:layer="layout" svg:x1="2.975cm" svg:y1="16.22cm" svg:x2="0.7cm" svg:y2="16.2cm">
          <text:p/>
        </draw:line>
        <draw:line draw:style-name="gr8" draw:text-style-name="P1" draw:layer="layout" svg:x1="0.7cm" svg:y1="14.3cm" svg:x2="0.7cm" svg:y2="16.2cm">
          <text:p/>
        </draw:line>
        <draw:line draw:style-name="gr11" draw:text-style-name="P1" draw:layer="layout" svg:x1="0.7cm" svg:y1="12cm" svg:x2="0.7cm" svg:y2="14.2cm">
          <text:p/>
        </draw:line>
        <draw:line draw:style-name="gr8" draw:text-style-name="P1" draw:layer="layout" svg:x1="0.7cm" svg:y1="4.6cm" svg:x2="0.7cm" svg:y2="12cm">
          <text:p/>
        </draw:line>
        <draw:line draw:style-name="gr10" draw:text-style-name="P1" draw:layer="layout" svg:x1="2.001cm" svg:y1="18.425cm" svg:x2="0.726cm" svg:y2="18.405cm">
          <text:p/>
        </draw:line>
        <draw:line draw:style-name="gr6" draw:text-style-name="P1" draw:layer="layout" svg:x1="12.975cm" svg:y1="4.6cm" svg:x2="0.675cm" svg:y2="4.6cm">
          <text:p/>
        </draw:line>
        <draw:custom-shape draw:style-name="gr12" draw:text-style-name="P12" draw:layer="layout" svg:width="7.999cm" svg:height="1.999cm" svg:x="14.001cm" svg:y="5.001cm">
          <text:p text:style-name="P12"><text:span text:style-name="T7">Barre d'adresse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draw:layer="layout" svg:width="3.001cm" svg:height="1.999cm" svg:x="23cm" svg:y="5.001cm">
          <text:p text:style-name="P12"><text:span text:style-name="T7">Bouton 'envoyer'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4" draw:style-name="dp1" draw:master-page-name="Standard">
        <draw:frame draw:style-name="gr4" draw:text-style-name="P8" draw:layer="layout" svg:width="27.4cm" svg:height="18.2cm" svg:x="0.3cm" svg:y="2.5cm">
          <draw:text-box>
            <text:p/>
          </draw:text-box>
        </draw:frame>
        <draw:frame draw:style-name="gr2" draw:text-style-name="P4" draw:layer="layout" svg:width="6.5cm" svg:height="1.9cm" svg:x="0.3cm" svg:y="0.4cm">
          <draw:text-box>
            <text:p text:style-name="P9"><text:span text:style-name="T3">[ 03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9"><text:span text:style-name="T4">Ordinateur Serveur</text:span></text:p>
          </draw:text-box>
        </draw:frame>
        <draw:custom-shape draw:style-name="gr5" draw:text-style-name="P11" draw:layer="layout" svg:width="10cm" svg:height="8cm" svg:x="2cm" svg:y="3cm">
          <text:p text:style-name="P11"><text:span text:style-name="T6">Serveur HTTP (Apach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0" draw:layer="layout" svg:width="14cm" svg:height="17cm" svg:x="13cm" svg:y="3cm">
          <text:p text:style-name="P10"><text:span text:style-name="T6">Conteneur de Servlets (Tomcat)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1" draw:layer="layout" svg:width="10cm" svg:height="2cm" svg:x="2cm" svg:y="18cm">
          <text:p text:style-name="P11"><text:span text:style-name="T6">Carte Résea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2cm" svg:y1="19.6cm" svg:x2="0.1cm" svg:y2="19.6cm">
          <text:p/>
        </draw:line>
        <draw:frame draw:style-name="gr13" draw:text-style-name="P14" draw:layer="layout" svg:width="8cm" svg:height="5cm" svg:x="3cm" svg:y="5cm">
          <draw:text-box>
            <text:p text:style-name="P13"><text:span text:style-name="T8">Table de Contexte</text:span></text:p>
          </draw:text-box>
        </draw:frame>
        <draw:line draw:style-name="gr14" draw:text-style-name="P1" draw:layer="layout" svg:x1="3.2cm" svg:y1="8.6cm" svg:x2="0.7cm" svg:y2="8.6cm">
          <text:p/>
        </draw:line>
        <draw:frame draw:style-name="gr15" draw:text-style-name="P16" draw:layer="layout" svg:width="4cm" svg:height="0.6cm" svg:x="3.202cm" svg:y="6cm">
          <draw:text-box>
            <text:p text:style-name="P15"><text:span text:style-name="T9">/XXXX</text:span></text:p>
          </draw:text-box>
        </draw:frame>
        <draw:frame draw:style-name="gr16" draw:text-style-name="P17" draw:layer="layout" svg:width="3cm" svg:height="0.6cm" svg:x="7.8cm" svg:y="6cm">
          <draw:text-box>
            <text:p text:style-name="P15"><text:span text:style-name="T10">DeploymentPath1</text:span></text:p>
          </draw:text-box>
        </draw:frame>
        <draw:frame draw:style-name="gr15" draw:text-style-name="P16" draw:layer="layout" svg:width="4cm" svg:height="0.6cm" svg:x="3.202cm" svg:y="6.8cm">
          <draw:text-box>
            <text:p text:style-name="P15"><text:span text:style-name="T9">/YYYY</text:span></text:p>
          </draw:text-box>
        </draw:frame>
        <draw:frame draw:style-name="gr16" draw:text-style-name="P17" draw:layer="layout" svg:width="3cm" svg:height="0.6cm" svg:x="7.8cm" svg:y="6.8cm">
          <draw:text-box>
            <text:p text:style-name="P15"><text:span text:style-name="T10">DeploymentPath2</text:span></text:p>
          </draw:text-box>
        </draw:frame>
        <draw:frame draw:style-name="gr15" draw:text-style-name="P16" draw:layer="layout" svg:width="4cm" svg:height="0.6cm" svg:x="3.202cm" svg:y="7.6cm">
          <draw:text-box>
            <text:p text:style-name="P15"><text:span text:style-name="T9">/ZZZZ</text:span></text:p>
          </draw:text-box>
        </draw:frame>
        <draw:frame draw:style-name="gr16" draw:text-style-name="P17" draw:layer="layout" svg:width="3cm" svg:height="0.6cm" svg:x="7.8cm" svg:y="7.6cm">
          <draw:text-box>
            <text:p text:style-name="P15"><text:span text:style-name="T10">DeploymentPath3</text:span></text:p>
          </draw:text-box>
        </draw:frame>
        <draw:frame draw:style-name="gr15" draw:text-style-name="P16" draw:layer="layout" svg:width="4cm" svg:height="0.6cm" svg:x="3.202cm" svg:y="8.4cm">
          <draw:text-box>
            <text:p text:style-name="P15"><text:span text:style-name="T9">/BureauDeRecrutement</text:span></text:p>
          </draw:text-box>
        </draw:frame>
        <draw:frame draw:style-name="gr16" draw:text-style-name="P17" draw:layer="layout" svg:width="3cm" svg:height="0.6cm" svg:x="7.8cm" svg:y="8.4cm">
          <draw:text-box>
            <text:p text:style-name="P15"><text:span text:style-name="T10">DeploymentPath4</text:span></text:p>
          </draw:text-box>
        </draw:frame>
        <draw:line draw:style-name="gr14" draw:text-style-name="P1" draw:layer="layout" svg:x1="12.5cm" svg:y1="8.3cm" svg:x2="10.775cm" svg:y2="8.3cm">
          <text:p/>
        </draw:line>
        <draw:line draw:style-name="gr17" draw:text-style-name="P1" draw:layer="layout" svg:x1="7.775cm" svg:y1="8.6cm" svg:x2="7.275cm" svg:y2="8.6cm">
          <text:p/>
        </draw:line>
        <draw:line draw:style-name="gr18" draw:text-style-name="P1" draw:layer="layout" svg:x1="12.5cm" svg:y1="8.3cm" svg:x2="12.5cm" svg:y2="10.3cm">
          <text:p/>
        </draw:line>
        <draw:frame draw:style-name="gr13" draw:text-style-name="P14" draw:layer="layout" svg:width="12cm" svg:height="13cm" svg:x="14cm" svg:y="5cm">
          <draw:text-box>
            <text:p text:style-name="P18"><text:span text:style-name="T8">Application BureauDeRecrutement (déployée)</text:span></text:p>
          </draw:text-box>
        </draw:frame>
        <draw:custom-shape draw:style-name="gr19" draw:text-style-name="P19" draw:layer="layout" svg:width="10cm" svg:height="4cm" svg:x="15cm" svg:y="7cm">
          <text:p text:style-name="P19"><text:span text:style-name="T11">Web.xml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20" draw:layer="layout" svg:width="2.5cm" svg:height="0.6cm" svg:x="16.002cm" svg:y="9cm">
          <draw:text-box>
            <text:p text:style-name="P15"><text:span text:style-name="T12">Url-Pattern</text:span></text:p>
          </draw:text-box>
        </draw:frame>
        <draw:custom-shape draw:style-name="gr21" draw:text-style-name="P21" draw:layer="layout" svg:width="6cm" svg:height="2cm" svg:x="15cm" svg:y="15cm">
          <text:p text:style-name="P21"><text:span text:style-name="T13">DispatcherServlet.java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2" draw:layer="layout" svg:width="3cm" svg:height="1cm" svg:x="15.5cm" svg:y="15.8cm">
          <text:p text:style-name="P22"><text:span text:style-name="T14">doGet (...) {…}</text:span></text:p>
          <text:p text:style-name="P22"><text:span text:style-name="T14">doPost (...) {...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1" draw:layer="layout" svg:x1="16cm" svg:y1="10.3cm" svg:x2="12.5cm" svg:y2="10.3cm">
          <text:p/>
        </draw:line>
        <draw:line draw:style-name="gr14" draw:text-style-name="P1" draw:layer="layout" svg:x1="15.5cm" svg:y1="15.9cm" svg:x2="14.3cm" svg:y2="15.9cm">
          <text:p/>
        </draw:line>
        <draw:frame draw:style-name="gr23" draw:text-style-name="P20" draw:layer="layout" svg:width="5cm" svg:height="0.6cm" svg:x="19.002cm" svg:y="9cm">
          <draw:text-box>
            <text:p text:style-name="P15"><text:span text:style-name="T12">urlDispatcherServlet</text:span></text:p>
          </draw:text-box>
        </draw:frame>
        <draw:line draw:style-name="gr17" draw:text-style-name="P1" draw:layer="layout" svg:x1="19.051cm" svg:y1="9.3cm" svg:x2="18.551cm" svg:y2="9.3cm">
          <text:p/>
        </draw:line>
        <draw:frame draw:style-name="gr23" draw:text-style-name="P20" draw:layer="layout" svg:width="2.5cm" svg:height="0.6cm" svg:x="16.002cm" svg:y="10cm">
          <draw:text-box>
            <text:p text:style-name="P15"><text:span text:style-name="T12">Welcome-file</text:span></text:p>
          </draw:text-box>
        </draw:frame>
        <draw:frame draw:style-name="gr23" draw:text-style-name="P20" draw:layer="layout" svg:width="5cm" svg:height="0.6cm" svg:x="19.002cm" svg:y="10cm">
          <draw:text-box>
            <text:p text:style-name="P15"><text:span text:style-name="T12">index.jsp</text:span></text:p>
          </draw:text-box>
        </draw:frame>
        <draw:line draw:style-name="gr17" draw:text-style-name="P1" draw:layer="layout" svg:x1="19.051cm" svg:y1="10.3cm" svg:x2="18.551cm" svg:y2="10.3cm">
          <text:p/>
        </draw:line>
        <draw:custom-shape draw:style-name="gr21" draw:text-style-name="P21" draw:layer="layout" svg:width="6cm" svg:height="1.6cm" svg:x="15cm" svg:y="13cm">
          <text:p text:style-name="P21"><text:span text:style-name="T13">index.js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2" draw:layer="layout" svg:width="3cm" svg:height="0.6cm" svg:x="15.501cm" svg:y="13.7cm">
          <text:p text:style-name="P22"><text:span text:style-name="T14">doGet (...) {...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1" draw:layer="layout" svg:x1="15.5cm" svg:y1="13.9cm" svg:x2="14.5cm" svg:y2="13.9cm">
          <text:p/>
        </draw:line>
        <draw:line draw:style-name="gr18" draw:text-style-name="P1" draw:layer="layout" svg:x1="14.5cm" svg:y1="13.9cm" svg:x2="14.5cm" svg:y2="12.8cm">
          <text:p/>
        </draw:line>
        <draw:line draw:style-name="gr14" draw:text-style-name="P1" draw:layer="layout" svg:x1="16cm" svg:y1="9.3cm" svg:x2="12.5cm" svg:y2="9.3cm">
          <text:p/>
        </draw:line>
        <draw:line draw:style-name="gr18" draw:text-style-name="P1" draw:layer="layout" svg:x1="25.5cm" svg:y1="11.3cm" svg:x2="25.5cm" svg:y2="8.3cm">
          <text:p/>
        </draw:line>
        <draw:frame draw:style-name="gr20" draw:text-style-name="P20" draw:layer="layout" svg:width="2.5cm" svg:height="0.6cm" svg:x="16.002cm" svg:y="8cm">
          <draw:text-box>
            <text:p text:style-name="P15"><text:span text:style-name="T12">Servlet-Class</text:span></text:p>
          </draw:text-box>
        </draw:frame>
        <draw:frame draw:style-name="gr23" draw:text-style-name="P20" draw:layer="layout" svg:width="5cm" svg:height="0.6cm" svg:x="19.002cm" svg:y="8cm">
          <draw:text-box>
            <text:p text:style-name="P15"><text:span text:style-name="T12">DispatcherServlet</text:span></text:p>
          </draw:text-box>
        </draw:frame>
        <draw:line draw:style-name="gr17" draw:text-style-name="P1" draw:layer="layout" svg:x1="19.051cm" svg:y1="8.3cm" svg:x2="18.551cm" svg:y2="8.3cm">
          <text:p/>
        </draw:line>
        <draw:line draw:style-name="gr17" draw:text-style-name="P1" draw:layer="layout" svg:x1="24.8cm" svg:y1="9.3cm" svg:x2="24.029cm" svg:y2="9.3cm">
          <text:p/>
        </draw:line>
        <draw:line draw:style-name="gr18" draw:text-style-name="P1" draw:layer="layout" svg:x1="24.801cm" svg:y1="8.8cm" svg:x2="24.8cm" svg:y2="9.3cm">
          <text:p/>
        </draw:line>
        <draw:line draw:style-name="gr24" draw:text-style-name="P1" draw:layer="layout" svg:x1="24.8cm" svg:y1="8.8cm" svg:x2="15.2cm" svg:y2="8.8cm">
          <text:p/>
        </draw:line>
        <draw:line draw:style-name="gr24" draw:text-style-name="P1" draw:layer="layout" svg:x1="15.202cm" svg:y1="8.3cm" svg:x2="15.201cm" svg:y2="8.8cm">
          <text:p/>
        </draw:line>
        <draw:line draw:style-name="gr17" draw:text-style-name="P1" draw:layer="layout" svg:x1="16.001cm" svg:y1="8.3cm" svg:x2="15.2cm" svg:y2="8.3cm">
          <text:p/>
        </draw:line>
        <draw:line draw:style-name="gr14" draw:text-style-name="P1" draw:layer="layout" svg:x1="25.3cm" svg:y1="10.3cm" svg:x2="23.976cm" svg:y2="10.3cm">
          <text:p/>
        </draw:line>
        <draw:line draw:style-name="gr18" draw:text-style-name="P1" draw:layer="layout" svg:x1="25.3cm" svg:y1="11.1cm" svg:x2="25.302cm" svg:y2="10.3cm">
          <text:p/>
        </draw:line>
        <draw:line draw:style-name="gr14" draw:text-style-name="P1" draw:layer="layout" svg:x1="25.5cm" svg:y1="8.3cm" svg:x2="23.952cm" svg:y2="8.3cm">
          <text:p/>
        </draw:line>
        <draw:line draw:style-name="gr18" draw:text-style-name="P1" draw:layer="layout" svg:x1="14.3cm" svg:y1="15.9cm" svg:x2="14.3cm" svg:y2="12.6cm">
          <text:p/>
        </draw:line>
        <draw:line draw:style-name="gr18" draw:text-style-name="P1" draw:layer="layout" svg:x1="14.5cm" svg:y1="12.8cm" svg:x2="25.5cm" svg:y2="11.3cm">
          <text:p/>
        </draw:line>
        <draw:line draw:style-name="gr18" draw:text-style-name="P1" draw:layer="layout" svg:x1="14.3cm" svg:y1="12.6cm" svg:x2="25.3cm" svg:y2="11.1cm">
          <text:p/>
        </draw:line>
        <draw:custom-shape draw:style-name="gr5" draw:text-style-name="P11" draw:layer="layout" svg:width="10cm" svg:height="1.999cm" svg:x="2cm" svg:y="15.001cm">
          <text:p text:style-name="P11"><text:span text:style-name="T6">Couche d'abstraction matériel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8" draw:text-style-name="P1" draw:layer="layout" svg:x1="0.7cm" svg:y1="16.6cm" svg:x2="0.7cm" svg:y2="18.4cm">
          <text:p/>
        </draw:line>
        <draw:custom-shape draw:style-name="gr9" draw:text-style-name="P12" draw:layer="layout" svg:width="6cm" svg:height="0.8cm" svg:x="3cm" svg:y="16cm">
          <text:p text:style-name="P12"><text:span text:style-name="T7">Port 8080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1" draw:layer="layout" svg:width="10cm" svg:height="2.299cm" svg:x="2cm" svg:y="12.001cm">
          <text:p text:style-name="P11"><text:span text:style-name="T6">Système d'exploitation</text:span></text:p>
          <text:p text:style-name="P11"><text:span text:style-name="T6">(Windows 7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4" draw:text-style-name="P1" draw:layer="layout" svg:x1="3cm" svg:y1="16.625cm" svg:x2="0.7cm" svg:y2="16.6cm">
          <text:p/>
        </draw:line>
        <draw:line draw:style-name="gr7" draw:text-style-name="P1" draw:layer="layout" svg:x1="2.975cm" svg:y1="16.22cm" svg:x2="0.7cm" svg:y2="16.2cm">
          <text:p/>
        </draw:line>
        <draw:line draw:style-name="gr18" draw:text-style-name="P1" draw:layer="layout" svg:x1="0.7cm" svg:y1="14.3cm" svg:x2="0.7cm" svg:y2="16.2cm">
          <text:p/>
        </draw:line>
        <draw:line draw:style-name="gr25" draw:text-style-name="P1" draw:layer="layout" svg:x1="0.7cm" svg:y1="12cm" svg:x2="0.7cm" svg:y2="14.2cm">
          <text:p/>
        </draw:line>
        <draw:line draw:style-name="gr18" draw:text-style-name="P1" draw:layer="layout" svg:x1="0.7cm" svg:y1="8.6cm" svg:x2="0.7cm" svg:y2="12cm">
          <text:p/>
        </draw:line>
        <draw:line draw:style-name="gr7" draw:text-style-name="P1" draw:layer="layout" svg:x1="2.001cm" svg:y1="18.425cm" svg:x2="0.726cm" svg:y2="18.405cm">
          <text:p/>
        </draw:line>
        <draw:line draw:style-name="gr14" draw:text-style-name="P1" draw:layer="layout" svg:x1="1.975cm" svg:y1="18.9cm" svg:x2="0.075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1H28M55S</meta:editing-duration>
    <meta:editing-cycles>3695</meta:editing-cycles>
    <meta:generator>OpenOffice/4.1.0$Win32 OpenOffice.org_project/410m18$Build-9764</meta:generator>
    <dc:date>2017-06-22T18:50:47.36</dc:date>
    <meta:document-statistic meta:object-count="93"/>
  </office:meta>
</office:document-meta>
</file>